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D000000375F750717DBD51232.png" manifest:media-type="image/png"/>
  <manifest:file-entry manifest:full-path="Pictures/100026770000567C000017341CB9981AFDA717ED.pdf" manifest:media-type="application/pd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9.805cm" fo:margin-left="-1.469cm" fo:break-before="column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.681cm"/>
    </style:style>
    <style:style style:name="Table1.C" style:family="table-column">
      <style:table-column-properties style:column-width="2.025cm"/>
    </style:style>
    <style:style style:name="Table1.D" style:family="table-column">
      <style:table-column-properties style:column-width="2.48cm"/>
    </style:style>
    <style:style style:name="Table1.E" style:family="table-column">
      <style:table-column-properties style:column-width="1.51cm"/>
    </style:style>
    <style:style style:name="Table1.F" style:family="table-column">
      <style:table-column-properties style:column-width="1.085cm"/>
    </style:style>
    <style:style style:name="Table1.G" style:family="table-column">
      <style:table-column-properties style:column-width="0.721cm"/>
    </style:style>
    <style:style style:name="Table1.H" style:family="table-column">
      <style:table-column-properties style:column-width="1.187cm"/>
    </style:style>
    <style:style style:name="Table1.I" style:family="table-column">
      <style:table-column-properties style:column-width="1.91cm"/>
    </style:style>
    <style:style style:name="Table1.J" style:family="table-column">
      <style:table-column-properties style:column-width="0.799cm"/>
    </style:style>
    <style:style style:name="Table1.K" style:family="table-column">
      <style:table-column-properties style:column-width="3.09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921cm"/>
    </style:style>
    <style:style style:name="Table2" style:family="table">
      <style:table-properties style:width="19.9cm" fo:margin-left="-1.542cm" table:align="left"/>
    </style:style>
    <style:style style:name="Table2.A" style:family="table-column">
      <style:table-column-properties style:column-width="10.035cm"/>
    </style:style>
    <style:style style:name="Table2.B" style:family="table-column">
      <style:table-column-properties style:column-width="9.865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 style:master-page-name="">
      <loext:graphic-properties draw:fill="none"/>
      <style:paragraph-properties fo:margin-left="-1.499cm" fo:margin-right="-1.3cm" fo:text-align="center" style:justify-single-word="false" fo:text-indent="0cm" style:auto-text-indent="false" style:page-number="auto" fo:background-color="transparent"/>
      <style:text-properties style:font-name="Verdana"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4pt" style:font-size-asian="4pt" style:font-size-complex="4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9pt" style:font-size-asian="7.84999990463257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9pt" officeooo:rsid="0012c35f" officeooo:paragraph-rsid="0012c35f" style:font-size-asian="7.84999990463257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3b9ef8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6938e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51945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48838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officeooo:paragraph-rsid="00148838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48838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38eec" style:font-size-asian="7pt" style:font-size-complex="7pt"/>
    </style:style>
    <style:style style:name="P17" style:family="paragraph" style:parent-style-name="Table_20_Contents">
      <style:paragraph-properties fo:line-height="150%" fo:text-align="start" style:justify-single-word="false"/>
      <style:text-properties style:font-name="Verdana" fo:font-size="7pt" officeooo:rsid="0010e970" officeooo:paragraph-rsid="0010e970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officeooo:rsid="0010e970" officeooo:paragraph-rsid="003b9ef8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7pt" officeooo:rsid="0018f250" officeooo:paragraph-rsid="0018f250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12c35f" officeooo:paragraph-rsid="0012c35f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bold" officeooo:rsid="0012c35f" officeooo:paragraph-rsid="0012c35f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normal" officeooo:rsid="01e78f87" officeooo:paragraph-rsid="001bfbf2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7bef3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bfbf2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489259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3b9ef8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48838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7bdef0" style:font-size-asian="7pt" style:font-weight-asian="normal" style:font-size-complex="7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878549" style:font-size-asian="7pt" style:font-weight-asian="normal" style:font-size-complex="7pt" style:font-weight-complex="normal"/>
    </style:style>
    <style:style style:name="P30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P31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2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fo:color="#2a6099" loext:opacity="100%" style:font-name="Verdana" fo:font-size="7pt" style:text-underline-style="none" fo:font-weight="normal" officeooo:rsid="01e78f87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P34" style:family="paragraph" style:parent-style-name="Standard">
      <style:paragraph-properties fo:text-align="start" style:justify-single-word="false" style:snap-to-layout-grid="false"/>
      <style:text-properties fo:color="#2a6099" loext:opacity="100%" style:font-name="Verdana" fo:font-size="7pt" style:text-underline-style="solid" style:text-underline-type="double" style:text-underline-width="auto" style:text-underline-color="font-color" fo:font-weight="normal" officeooo:rsid="010ed64d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T1" style:family="text">
      <style:text-properties fo:color="#2a6099" loext:opacity="100%" fo:font-size="10pt" officeooo:rsid="00629eec" style:font-size-asian="10pt" style:font-size-complex="10pt"/>
    </style:style>
    <style:style style:name="T2" style:family="text">
      <style:text-properties officeooo:rsid="0010e970"/>
    </style:style>
    <style:style style:name="T3" style:family="text">
      <style:text-properties officeooo:rsid="0012c35f"/>
    </style:style>
    <style:style style:name="T4" style:family="text">
      <style:text-properties style:font-name="Verdana" fo:font-weight="normal" officeooo:rsid="01e78f87" style:font-weight-asian="normal" style:font-weight-complex="normal"/>
    </style:style>
    <style:style style:name="T5" style:family="text">
      <style:text-properties fo:font-weight="normal" officeooo:rsid="01e78f8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LIVERY NOTE</text:p>
      <text:p text:style-name="P2"/>
      <text:p text:style-name="P3">(SUPPLY MEANT FOR EXPORT/SUPPLY TO SEZ UNIT OR SEZ DEVELOPER FOR AUTHORISED OPERATIONS UNDER BOND OR LETTER OF UNDERTAKING WITHOUT PAYMENT OF GST)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Line5903339472">
          <table:table-cell table:style-name="Table1.A1" table:number-rows-spanned="4" table:number-columns-spanned="3" office:value-type="string">
            <text:p text:style-name="P17">SUCDEN COFFEE INDIA PRIVATE LIMITED<text:line-break/>Post Box No.51, Plot No.23<text:line-break/>KIADB Industrial Area<text:line-break/>Kudloor Kushalnagar – 571234<text:line-break/>PAN: AABCN4066F<text:line-break/>GSTIN: 29AABCN4066F1ZG<text:line-break/>CIN:U72200KA2000PTC026767</text:p>
          </table:table-cell>
          <table:covered-table-cell/>
          <table:covered-table-cell/>
          <table:table-cell table:style-name="Table1.A1" table:number-columns-spanned="4" office:value-type="string">
            <text:p text:style-name="P16">Delivery Note No.<text:line-break/><text:span text:style-name="T4"><text:placeholder text:placeholder-type="text">&lt;o.name&gt;</text:placeholder></text:span></text:p>
          </table:table-cell>
          <table:covered-table-cell/>
          <table:covered-table-cell/>
          <table:covered-table-cell/>
          <table:table-cell table:style-name="Table1.H1" table:number-columns-spanned="4" office:value-type="string">
            <text:p text:style-name="P15">Dated<text:line-break/><text:span text:style-name="T4"><text:placeholder text:placeholder-type="text">&lt;get_date(o.date)&gt;</text:placeholder></text:span></text:p>
          </table:table-cell>
          <table:covered-table-cell/>
          <table:covered-table-cell/>
          <table:covered-table-cell/>
        </table:table-row>
        <table:table-row table:style-name="TableLine5066450384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 Contract No<text:line-break/><text:span text:style-name="T4"><text:placeholder text:placeholder-type="text">&lt;o.contract_id.s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 Contract Date<text:line-break/><text:span text:style-name="T4"><text:placeholder text:placeholder-type="text">&lt;get_date(o.contract_id.s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5353226080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hipping Instruction No<text:line-break/><text:span text:style-name="T4"><text:placeholder text:placeholder-type="text">&lt;o.shipping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hipping Instruction Date<text:line-break/><text:span text:style-name="T4"><text:placeholder text:placeholder-type="text">&lt;get_date(o.shipping_id.date)&gt;</text:placeholder></text:span></text:p>
          </table:table-cell>
          <table:covered-table-cell/>
          <table:covered-table-cell/>
          <table:covered-table-cell/>
        </table:table-row>
        <table:table-row table:style-name="TableLine5353822096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4"><text:span text:style-name="T2">Sale Order No</text:span><text:line-break/><text:span text:style-name="T4"><text:placeholder text:placeholder-type="text">&lt;o.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ale Order Date<text:line-break/><text:span text:style-name="T4"><text:placeholder text:placeholder-type="text">&lt;get_date(o.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5353693296">
          <table:table-cell table:style-name="Table1.D2" table:number-rows-spanned="4" table:number-columns-spanned="3" office:value-type="string">
            <text:p text:style-name="P14">Consignee (Ship to)<text:line-break/><text:span text:style-name="T5"><text:placeholder text:placeholder-type="text">&lt;o.shipping_id.ship_to and o.shipping_id.ship_to.name or ''&gt;</text:placeholder></text:span></text:p>
            <text:p text:style-name="P26"><text:placeholder text:placeholder-type="text">&lt;get_address(o.shipping_id.ship_to)&gt;</text:placeholder></text:p>
            <text:p text:style-name="P27"/>
          </table:table-cell>
          <table:covered-table-cell/>
          <table:covered-table-cell/>
          <table:table-cell table:style-name="Table1.D2" table:number-columns-spanned="4" office:value-type="string">
            <text:p text:style-name="P13">ICO Lot No.<text:line-break/><text:span text:style-name="T4"><text:placeholder text:placeholder-type="text">&lt;o.shipping_id.ico_lot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3">Destination<text:line-break/><text:span text:style-name="T4"><text:placeholder text:placeholder-type="text">&lt;o.shipping_id.destination_country and o.shipping_id.destination_country.name or ''&gt;</text:placeholder></text:span></text:p>
          </table:table-cell>
          <table:covered-table-cell/>
          <table:covered-table-cell/>
          <table:covered-table-cell/>
        </table:table-row>
        <table:table-row table:style-name="TableLine5066380592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3">Dispatched through<text:line-break/><text:span text:style-name="T4"><text:placeholder text:placeholder-type="text">&lt;o.shipping_id.shipping_line_id and o.shipping_id.shipping_line_id.name or ''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Vehi<text:span text:style-name="T3">c</text:span>le No<text:line-break/><text:span text:style-name="T4"><text:placeholder text:placeholder-type="text">&lt;o.trucking_no&gt;</text:placeholder></text:span></text:p>
          </table:table-cell>
          <table:covered-table-cell/>
          <table:covered-table-cell/>
          <table:covered-table-cell/>
        </table:table-row>
        <table:table-row table:style-name="TableLine5065706752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4">Bill of Lading No.<text:line-break/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Mode/Terms of Payment<text:line-break/><text:span text:style-name="T4"><text:placeholder text:placeholder-type="text">&lt;o.contract_id.scontract_id.payment_term_id and o.contract_id.scontract_id.payment_term_id.name or ''&gt;</text:placeholder></text:span></text:p>
          </table:table-cell>
          <table:covered-table-cell/>
          <table:covered-table-cell/>
          <table:covered-table-cell/>
        </table:table-row>
        <table:table-row table:style-name="Table1.8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2">Country<text:line-break/><text:span text:style-name="T4"><text:placeholder text:placeholder-type="text">&lt;o.shipping_id.destination_country and o.shipping_id.destination_country.name or ''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2">Forwarding Agent<text:line-break/><text:span text:style-name="T4"><text:placeholder text:placeholder-type="text">&lt;o.shipping_id.forwarding_agent_id and o.shipping_id.forwarding_agent_id.name or ''&gt;</text:placeholder></text:span></text:p>
          </table:table-cell>
          <table:covered-table-cell/>
          <table:covered-table-cell/>
          <table:covered-table-cell/>
        </table:table-row>
        <table:table-row table:style-name="TableLine5065708064">
          <table:table-cell table:style-name="Table1.D2" table:number-columns-spanned="3" office:value-type="string">
            <text:p text:style-name="P9">Buyer (Bill To):<text:line-break/><text:span text:style-name="T5"><text:placeholder text:placeholder-type="text">&lt;o.shipping_id.partner_id.name&gt;</text:placeholder></text:span></text:p>
            <text:p text:style-name="P9"><text:span text:style-name="T5"><text:placeholder text:placeholder-type="text">&lt;get_address(o.shipping_id.partner_id)&gt;</text:placeholder></text:span><text:line-break/><text:line-break/><text:line-break/></text:p>
          </table:table-cell>
          <table:covered-table-cell/>
          <table:covered-table-cell/>
          <table:table-cell table:style-name="Table1.H2" table:number-columns-spanned="8" office:value-type="string">
            <text:p text:style-name="P11">Terms of Delivery<text:line-break/><text:span text:style-name="T4"><text:placeholder text:placeholder-type="text">&lt;o.contract_id.scontract_id.incoterm_id and o.contract_id.scontract_id.incoterm_id.nam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065708608">
          <table:table-cell table:style-name="Table1.D2" office:value-type="string">
            <text:p text:style-name="P8">Description of Goods</text:p>
          </table:table-cell>
          <table:table-cell table:style-name="Table1.D2" office:value-type="string">
            <text:p text:style-name="P8">HSN Code</text:p>
          </table:table-cell>
          <table:table-cell table:style-name="Table1.D2" office:value-type="string">
            <text:p text:style-name="P8">Warehouse / Zone</text:p>
          </table:table-cell>
          <table:table-cell table:style-name="Table1.D2" office:value-type="string">
            <text:p text:style-name="P8">Stack</text:p>
          </table:table-cell>
          <table:table-cell table:style-name="Table1.D2" office:value-type="string">
            <text:p text:style-name="P8">Packing Mode</text:p>
          </table:table-cell>
          <table:table-cell table:style-name="Table1.D2" office:value-type="string">
            <text:p text:style-name="P8">No of Bags</text:p>
          </table:table-cell>
          <table:table-cell table:style-name="Table1.D2" table:number-columns-spanned="2" office:value-type="string">
            <text:p text:style-name="P8">Quantity <text:line-break/>(In Kgs)</text:p>
          </table:table-cell>
          <table:covered-table-cell/>
          <table:table-cell table:style-name="Table1.D2" office:value-type="string">
            <text:p text:style-name="P8">Price/MT</text:p>
          </table:table-cell>
          <table:table-cell table:style-name="Table1.D2" office:value-type="string">
            <text:p text:style-name="P8">Per</text:p>
          </table:table-cell>
          <table:table-cell table:style-name="Table1.H2" office:value-type="string">
            <text:p text:style-name="P8">Amount</text:p>
          </table:table-cell>
        </table:table-row>
        <table:table-row table:style-name="TableLine5066686720">
          <table:table-cell table:style-name="Table1.H2" table:number-columns-spanned="11" office:value-type="string">
            <text:p text:style-name="P33"><text:placeholder text:placeholder-type="text">&lt;for each="line in get_allocate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066687264">
          <table:table-cell table:style-name="Table1.D2" office:value-type="string">
            <text:p text:style-name="P25"><text:placeholder text:placeholder-type="text">&lt;line.product_id.name&gt;</text:placeholder><text:s/><text:placeholder text:placeholder-type="text">&lt;get_certificate(o)&gt;</text:placeholder></text:p>
          </table:table-cell>
          <table:table-cell table:style-name="Table1.D2" office:value-type="string">
            <text:p text:style-name="P23"><text:placeholder text:placeholder-type="text">&lt;line.product_id.l10n_in_hsn_code&gt;</text:placeholder></text:p>
          </table:table-cell>
          <table:table-cell table:style-name="Table1.D2" office:value-type="string">
            <text:p text:style-name="P18"><text:span text:style-name="T4"><text:placeholder text:placeholder-type="text">&lt;line.warehouse_id.name&gt;</text:placeholder></text:span><text:span text:style-name="T4"><text:line-break/></text:span><text:span text:style-name="T5"><text:placeholder text:placeholder-type="text">&lt;line.zone_id.name&gt;</text:placeholder></text:span></text:p>
          </table:table-cell>
          <table:table-cell table:style-name="Table1.D2" office:value-type="string">
            <text:p text:style-name="P23"><text:placeholder text:placeholder-type="text">&lt;line.stack_id.name&gt;</text:placeholder></text:p>
          </table:table-cell>
          <table:table-cell table:style-name="Table1.D2" office:value-type="string">
            <text:p text:style-name="P23"><text:placeholder text:placeholder-type="text">&lt;line.packing_id.name&gt;</text:placeholder></text:p>
          </table:table-cell>
          <table:table-cell table:style-name="Table1.D2" office:value-type="string">
            <text:p text:style-name="P23"><text:placeholder text:placeholder-type="text">&lt;int(line.no_of_bag)&gt;</text:placeholder></text:p>
          </table:table-cell>
          <table:table-cell table:style-name="Table1.D2" table:number-columns-spanned="2" office:value-type="string">
            <text:p text:style-name="P23"><text:placeholder text:placeholder-type="text">&lt;'{:,}'.format(int(line.quantity))&gt;</text:placeholder></text:p>
          </table:table-cell>
          <table:covered-table-cell/>
          <table:table-cell table:style-name="Table1.D2" office:value-type="string">
            <text:p text:style-name="P28"><text:placeholder text:placeholder-type="text">&lt;get_price(o)&gt;</text:placeholder></text:p>
          </table:table-cell>
          <table:table-cell table:style-name="Table1.D2" office:value-type="string">
            <text:p text:style-name="P19">MTS</text:p>
          </table:table-cell>
          <table:table-cell table:style-name="Table1.H2" office:value-type="string">
            <text:p text:style-name="P28"><text:placeholder text:placeholder-type="text">&lt;"{:,.2f}".format(line.quantity * (get_price(o)/1000))&gt;</text:placeholder><text:s/></text:p>
          </table:table-cell>
        </table:table-row>
        <table:table-row table:style-name="TableLine5066687536">
          <table:table-cell table:style-name="Table1.H2" table:number-columns-spanned="11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066454768">
          <table:table-cell table:style-name="Table1.D2" office:value-type="string">
            <text:p text:style-name="P10">TOTAL</text:p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table:number-columns-spanned="2" office:value-type="string">
            <text:p text:style-name="P24"><text:placeholder text:placeholder-type="text">&lt;get_total(o)[0]&gt;</text:placeholder></text:p>
          </table:table-cell>
          <table:covered-table-cell/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H2" office:value-type="string">
            <text:p text:style-name="P29"><text:placeholder text:placeholder-type="text">&lt;get_total(o)[1]&gt;</text:placeholder></text:p>
          </table:table-cell>
        </table:table-row>
      </table:table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 table:style-name="TableLine5065223696">
          <table:table-cell table:style-name="Table2.A1" office:value-type="string">
            <text:p text:style-name="P21">Remarks</text:p>
            <text:p text:style-name="P22"><text:placeholder text:placeholder-type="text">&lt;o.note&gt;</text:placeholder></text:p>
          </table:table-cell>
          <table:table-cell table:style-name="Table2.B1" office:value-type="string">
            <text:p text:style-name="P20">For Sucden Coffee India Private Limited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20">Authorized Signatory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MP2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MP3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P4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T1" style:family="text">
      <style:text-properties fo:color="#2a6099" loext:opacity="100%" fo:font-size="10pt" officeooo:rsid="00629eec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016cm" fo:margin-bottom="0.00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cm" fo:margin-left="0.081cm" fo:margin-right="0cm" fo:margin-bottom="0.499cm" fo:background-color="transparent" style:dynamic-spacing="false" draw:fill="none" draw:fill-color="#729fcf"/>
      </style:header-style>
      <style:footer-style>
        <style:header-footer-properties svg:height="2.992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-1.296cm" svg:y="0.4cm" svg:width="4.306cm" svg:height="1.085cm" draw:z-index="0"><draw:image xlink:href="Pictures/100026770000567C000017341CB9981AFDA717ED.pdf" xlink:type="simple" xlink:show="embed" xlink:actuate="onLoad" draw:mime-type="application/pdf"/><draw:image xlink:href="Pictures/10000001000000CD000000375F750717DBD51232.png" xlink:type="simple" xlink:show="embed" xlink:actuate="onLoad" draw:mime-type="image/png"/></draw:frame><text:tab/><text:line-break/><text:tab/><text:tab/><text:tab/><text:tab/><text:line-break/><text:tab/><text:tab/><text:tab/><text:tab/><text:tab/><text:tab/><text:tab/><text:tab/><text:tab/> <text:s text:c="5"/><text:span text:style-name="MT1">SUCDEN COFFEE INDIA PRIVATE LIMITED</text:span></text:p>
      </style:header>
      <style:footer>
        <text:p text:style-name="MP2"/>
        <text:p text:style-name="MP3">Registered Office: Sucden Coffee India Private Limited| No.10/1, Vanaraveera Sankirna| 5th Cross, 9th A Main| Jayanagar 2nd Block|Bangalore 560011 |CIN U7220KA2000PTC026767 |GSTIN:29AABCN4066F1ZG| PAN AABCN4066F</text:p>
        <text:p text:style-name="MP4">Factory: Sucden Coffee India Private Limited|Post Box No.51|Plot No.23|KIADB Industrial Area|Kudloor|Kushalnagar|Pin:571234|Tel: 08276-278640/27864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4-10T15:53:34.479718874</meta:creation-date>
    <meta:generator>LibreOffice/7.3.3.2$MacOSX_AARCH64 LibreOffice_project/d1d0ea68f081ee2800a922cac8f79445e4603348</meta:generator>
    <dc:date>2024-09-06T16:57:44.067992981</dc:date>
    <meta:editing-duration>PT1H57M53S</meta:editing-duration>
    <meta:editing-cycles>32</meta:editing-cycles>
    <meta:document-statistic meta:table-count="2" meta:image-count="1" meta:object-count="0" meta:page-count="1" meta:paragraph-count="56" meta:word-count="236" meta:character-count="2550" meta:non-whitespace-character-count="2341"/>
  </office:meta>
</office:document-meta>
</file>